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leObj6" manifest:media-type="application/octet-stream"/>
  <manifest:file-entry manifest:full-path="ObjectReplacements/OleObj1" manifest:media-type=""/>
  <manifest:file-entry manifest:full-path="ObjectReplacements/OleObj9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5" manifest:media-type=""/>
  <manifest:file-entry manifest:full-path="ObjectReplacements/OleObj6" manifest:media-type=""/>
  <manifest:file-entry manifest:full-path="ObjectReplacements/OleObj7" manifest:media-type=""/>
  <manifest:file-entry manifest:full-path="ObjectReplacements/OleObj8" manifest:media-type=""/>
  <manifest:file-entry manifest:full-path="ObjectReplacements/OleObj10" manifest:media-type=""/>
  <manifest:file-entry manifest:full-path="ObjectReplacements/OleObj11" manifest:media-type=""/>
  <manifest:file-entry manifest:full-path="ObjectReplacements/OleObj12" manifest:media-type=""/>
  <manifest:file-entry manifest:full-path="ObjectReplacements/OleObj13" manifest:media-type=""/>
  <manifest:file-entry manifest:full-path="ObjectReplacements/OleObj14" manifest:media-type=""/>
  <manifest:file-entry manifest:full-path="ObjectReplacements/OleObj15" manifest:media-type=""/>
  <manifest:file-entry manifest:full-path="ObjectReplacements/OleObj16" manifest:media-type=""/>
  <manifest:file-entry manifest:full-path="OleObj1" manifest:media-type="application/octet-stream"/>
  <manifest:file-entry manifest:full-path="OleObj9" manifest:media-type="application/octet-stream"/>
  <manifest:file-entry manifest:full-path="OleObj2" manifest:media-type="application/octet-stream"/>
  <manifest:file-entry manifest:full-path="manifest.rdf" manifest:media-type="application/rdf+xml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1.633cm" fo:margin-top="0cm" fo:margin-bottom="0.353cm" loext:contextual-spacing="false" fo:line-height="115%" fo:text-align="center" style:justify-single-word="false" fo:text-indent="0cm" style:auto-text-indent="false">
        <style:tab-stops>
          <style:tab-stop style:position="14.527cm"/>
        </style:tab-stops>
      </style:paragraph-properties>
    </style:style>
    <style:style style:name="P2" style:family="paragraph" style:parent-style-name="Standard">
      <style:paragraph-properties fo:margin-left="0cm" fo:margin-right="-1.633cm" fo:margin-top="0cm" fo:margin-bottom="0.353cm" loext:contextual-spacing="false" fo:line-height="100%" fo:text-align="center" style:justify-single-word="false" fo:text-indent="0cm" style:auto-text-indent="false">
        <style:tab-stops>
          <style:tab-stop style:position="14.527cm"/>
        </style:tab-stops>
      </style:paragraph-properties>
    </style:style>
    <style:style style:name="P3" style:family="paragraph" style:parent-style-name="Standard">
      <style:paragraph-properties fo:margin-left="0cm" fo:margin-right="-1.633cm" fo:margin-top="0cm" fo:margin-bottom="0.353cm" loext:contextual-spacing="false" fo:line-height="115%" fo:text-align="center" style:justify-single-word="false" fo:text-indent="0cm" style:auto-text-indent="false">
        <style:tab-stops>
          <style:tab-stop style:position="14.527cm"/>
        </style:tab-stops>
      </style:paragraph-properties>
      <style:text-properties style:use-window-font-color="true" style:font-name="Calibri1" fo:font-size="22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margin-left="0cm" fo:margin-right="-1.633cm" fo:margin-top="0cm" fo:margin-bottom="0.353cm" loext:contextual-spacing="false" fo:line-height="115%" fo:text-align="center" style:justify-single-word="false" fo:text-indent="0cm" style:auto-text-indent="false">
        <style:tab-stops>
          <style:tab-stop style:position="14.527cm"/>
        </style:tab-stops>
      </style:paragraph-properties>
      <style:text-properties style:use-window-font-color="true" style:font-name="Calibri1" fo:font-size="22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left="0cm" fo:margin-right="-1.633cm" fo:margin-top="0cm" fo:margin-bottom="0.353cm" loext:contextual-spacing="false" fo:line-height="115%" fo:text-align="center" style:justify-single-word="false" fo:text-indent="0cm" style:auto-text-indent="false">
        <style:tab-stops>
          <style:tab-stop style:position="14.527cm"/>
        </style:tab-stops>
      </style:paragraph-properties>
      <style:text-properties style:use-window-font-color="true" style:font-name="Calibri1" fo:font-size="16pt" fo:font-weight="bold" fo:background-color="transparent" style:font-name-asian="Calibri1" style:font-name-complex="Calibri1"/>
    </style:style>
    <style:style style:name="P6" style:family="paragraph" style:parent-style-name="Standard">
      <style:paragraph-properties fo:margin-left="0cm" fo:margin-right="-1.633cm" fo:margin-top="0cm" fo:margin-bottom="0.353cm" loext:contextual-spacing="false" fo:line-height="100%" fo:text-align="center" style:justify-single-word="false" fo:text-indent="0cm" style:auto-text-indent="false">
        <style:tab-stops>
          <style:tab-stop style:position="14.527cm"/>
        </style:tab-stops>
      </style:paragraph-properties>
      <style:text-properties style:use-window-font-color="true" style:font-name="Calibri1" fo:font-size="16pt" fo:font-weight="bold" fo:background-color="transparent" style:font-name-asian="Calibri1" style:font-name-complex="Calibri1"/>
    </style:style>
    <style:style style:name="P7" style:family="paragraph" style:parent-style-name="Standard">
      <style:paragraph-properties fo:margin-left="0cm" fo:margin-right="-1.633cm" fo:margin-top="0cm" fo:margin-bottom="0.353cm" loext:contextual-spacing="false" fo:line-height="100%" fo:text-align="center" style:justify-single-word="false" fo:text-indent="0cm" style:auto-text-indent="false">
        <style:tab-stops>
          <style:tab-stop style:position="14.527cm"/>
        </style:tab-stops>
      </style:paragraph-properties>
      <style:text-properties style:use-window-font-color="true" style:font-name="Calibri1" fo:font-size="16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margin-left="0cm" fo:margin-right="-1.633cm" fo:margin-top="0cm" fo:margin-bottom="0.353cm" loext:contextual-spacing="false" fo:line-height="115%" fo:text-align="center" style:justify-single-word="false" fo:text-indent="0cm" style:auto-text-indent="false">
        <style:tab-stops>
          <style:tab-stop style:position="14.527cm"/>
        </style:tab-stops>
      </style:paragraph-properties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9" style:family="paragraph" style:parent-style-name="Standard">
      <style:paragraph-properties fo:margin-left="0cm" fo:margin-right="-1.633cm" fo:margin-top="0cm" fo:margin-bottom="0.353cm" loext:contextual-spacing="false" fo:line-height="115%" fo:text-align="center" style:justify-single-word="false" fo:text-indent="0cm" style:auto-text-indent="false">
        <style:tab-stops>
          <style:tab-stop style:position="14.527cm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margin-left="0cm" fo:margin-right="-1.633cm" fo:margin-top="0cm" fo:margin-bottom="0.353cm" loext:contextual-spacing="false" fo:line-height="100%" fo:text-align="center" style:justify-single-word="false" fo:text-indent="0cm" style:auto-text-indent="false">
        <style:tab-stops>
          <style:tab-stop style:position="14.527cm"/>
        </style:tab-stops>
      </style:paragraph-properties>
      <style:text-properties style:use-window-font-color="true" style:font-name="Calibri1" fo:font-size="24pt" fo:font-weight="bold" fo:background-color="transparent" style:font-name-asian="Calibri1" style:font-name-complex="Calibri1"/>
    </style:style>
    <style:style style:name="P11" style:family="paragraph" style:parent-style-name="Standard">
      <style:paragraph-properties fo:margin-left="0cm" fo:margin-right="-1.633cm" fo:margin-top="0cm" fo:margin-bottom="0.353cm" loext:contextual-spacing="false" fo:line-height="100%" fo:text-align="center" style:justify-single-word="false" fo:text-indent="0cm" style:auto-text-indent="false">
        <style:tab-stops>
          <style:tab-stop style:position="14.527cm"/>
        </style:tab-stops>
      </style:paragraph-properties>
      <style:text-properties style:use-window-font-color="true" style:font-name="Calibri1" fo:font-size="24pt" fo:font-weight="bold" officeooo:rsid="0000b8b6" officeooo:paragraph-rsid="0000b8b6" fo:background-color="transparent" style:font-name-asian="Calibri1" style:font-name-complex="Calibri1"/>
    </style:style>
    <style:style style:name="P12" style:family="paragraph" style:parent-style-name="Standard">
      <style:paragraph-properties fo:margin-left="0cm" fo:margin-right="-1.633cm" fo:margin-top="0cm" fo:margin-bottom="0.353cm" loext:contextual-spacing="false" fo:line-height="115%" fo:text-align="center" style:justify-single-word="false" fo:text-indent="0cm" style:auto-text-indent="false">
        <style:tab-stops>
          <style:tab-stop style:position="14.527cm"/>
        </style:tab-stops>
      </style:paragraph-properties>
      <style:text-properties style:use-window-font-color="true" style:font-name="Calibri1" fo:font-size="24pt" fo:font-weight="bold" officeooo:rsid="0000b8b6" officeooo:paragraph-rsid="0000b8b6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22pt" fo:font-weight="bold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8pt" fo:font-weight="normal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8pt" fo:font-weight="bold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6pt" fo:font-weight="bold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24pt" fo:font-weight="bold" fo:background-color="transparent" loext:char-shading-value="0" style:font-name-asian="Calibri1" style:font-name-complex="Calibri1"/>
    </style:style>
    <style:style style:name="T7" style:family="text">
      <style:text-properties officeooo:rsid="0000b8b6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</text:span><text:span text:style-name="T2">DOCUMENTO DE TESTING</text:span></text:p>
      <text:p text:style-name="P3"/>
      <text:p text:style-name="P4">Paradigmas 1</text:p>
      <text:p text:style-name="P1"><text:span text:style-name="T3">Alumno: </text:span><text:span text:style-name="T4">Emanuel Baquero</text:span></text:p>
      <text:p text:style-name="P1"><text:span text:style-name="T3">Catedra: </text:span><text:span text:style-name="T4">Prieto</text:span></text:p>
      <text:p text:style-name="P1"><text:span text:style-name="T3">Docentes: Mariano </text:span><text:span text:style-name="T4">Nizzero</text:span><text:span text:style-name="T3">-Veronica </text:span><text:span text:style-name="T4">Zapata</text:span></text:p>
      <text:p text:style-name="P5"/>
      <text:p text:style-name="P1"><draw:frame draw:style-name="fr1" draw:name="1" text:anchor-type="as-char" svg:width="5.741cm" style:rel-width="scale" svg:height="2.434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5"/>
      <text:p text:style-name="P8">CASOS DE USO</text:p>
      <text:p text:style-name="P12">EsPicante</text:p>
      <text:p text:style-name="P2"><draw:frame draw:style-name="fr1" draw:name="2" text:anchor-type="as-char" svg:width="9.34cm" style:rel-width="scale" svg:height="2.619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2"><draw:frame draw:style-name="fr1" draw:name="3" text:anchor-type="as-char" svg:width="9.366cm" style:rel-width="scale" svg:height="2.672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2"><draw:frame draw:style-name="fr1" draw:name="4" text:anchor-type="as-char" svg:width="8.149cm" style:rel-width="scale" svg:height="2.54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6"><text:soft-page-break/></text:p>
      <text:p text:style-name="P11">LeGanaA</text:p>
      <text:p text:style-name="P2"><draw:frame draw:style-name="fr1" draw:name="5" text:anchor-type="as-char" svg:width="11.562cm" style:rel-width="scale" svg:height="1.773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7">Ambos partidos compiten en Tierra del Fuego, y el rojo tiene más votos que el azul.</text:p>
      <text:p text:style-name="P6"/>
      <text:p text:style-name="P6"/>
      <text:p text:style-name="P2"><draw:frame draw:style-name="fr1" draw:name="6" text:anchor-type="as-char" svg:width="9.763cm" style:rel-width="scale" svg:height="1.826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7">El partido de Frank es el único que se postula en Santa Fé, por ende es el ganador.</text:p>
      <text:p text:style-name="P6"/>
      <text:p text:style-name="P2"><draw:frame draw:style-name="fr1" draw:name="7" text:anchor-type="as-char" svg:width="10.61cm" style:rel-width="scale" svg:height="1.588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7">El partido de Claire no se presenta en Misiones, por ende no se cumple la relación.</text:p>
      <text:p text:style-name="P7"/>
      <text:p text:style-name="P2"><draw:frame draw:style-name="fr1" draw:name="8" text:anchor-type="as-char" svg:width="10.848cm" style:rel-width="scale" svg:height="1.852cm" style:rel-height="scale" draw:z-index="7"><draw:object-ole xlink:href="./OleObj8" xlink:type="simple" xlink:show="embed" xlink:actuate="onLoad"/><draw:image xlink:href="./ObjectReplacements/OleObj8" xlink:type="simple" xlink:show="embed" xlink:actuate="onLoad"/></draw:frame></text:p>
      <text:p text:style-name="P7">Frank le gana a Claire por ser del mismo partido y presentarse en la provincia. </text:p>
      <text:p text:style-name="P6"/>
      <text:p text:style-name="P2"><draw:frame draw:style-name="fr1" draw:name="9" text:anchor-type="as-char" svg:width="9.499cm" style:rel-width="scale" svg:height="1.667cm" style:rel-height="scale" draw:z-index="8"><draw:object-ole xlink:href="./OleObj9" xlink:type="simple" xlink:show="embed" xlink:actuate="onLoad"/><draw:image xlink:href="./ObjectReplacements/OleObj9" xlink:type="simple" xlink:show="embed" xlink:actuate="onLoad"/></draw:frame></text:p>
      <text:p text:style-name="P7">empatan en votos</text:p>
      <text:p text:style-name="P6"><text:soft-page-break/></text:p>
      <text:p text:style-name="P6"/>
      <text:p text:style-name="P11">elGranCandidato</text:p>
      <text:p text:style-name="P2"><draw:frame draw:style-name="fr1" draw:name="10" text:anchor-type="as-char" svg:width="9.895cm" style:rel-width="scale" svg:height="2.408cm" style:rel-height="scale" draw:z-index="9"><draw:object-ole xlink:href="./OleObj10" xlink:type="simple" xlink:show="embed" xlink:actuate="onLoad"/><draw:image xlink:href="./ObjectReplacements/OleObj10" xlink:type="simple" xlink:show="embed" xlink:actuate="onLoad"/></draw:frame></text:p>
      <text:p text:style-name="P10"/>
      <text:p text:style-name="P11">ajusteConsultora</text:p>
      <text:p text:style-name="P2"><draw:frame draw:style-name="fr1" draw:name="11" text:anchor-type="as-char" svg:width="12.25cm" style:rel-width="scale" svg:height="3.889cm" style:rel-height="scale" draw:z-index="10"><draw:object-ole xlink:href="./OleObj11" xlink:type="simple" xlink:show="embed" xlink:actuate="onLoad"/><draw:image xlink:href="./ObjectReplacements/OleObj11" xlink:type="simple" xlink:show="embed" xlink:actuate="onLoad"/></draw:frame></text:p>
      <text:p text:style-name="P10"/>
      <text:p text:style-name="P11">influenciaDePromesas</text:p>
      <text:p text:style-name="P2"><draw:frame draw:style-name="fr1" draw:name="12" text:anchor-type="as-char" svg:width="13.07cm" style:rel-width="scale" svg:height="1.931cm" style:rel-height="scale" draw:z-index="11"><draw:object-ole xlink:href="./OleObj12" xlink:type="simple" xlink:show="embed" xlink:actuate="onLoad"/><draw:image xlink:href="./ObjectReplacements/OleObj12" xlink:type="simple" xlink:show="embed" xlink:actuate="onLoad"/></draw:frame></text:p>
      <text:p text:style-name="P2"><draw:frame draw:style-name="fr1" draw:name="13" text:anchor-type="as-char" svg:width="14.658cm" style:rel-width="scale" svg:height="1.905cm" style:rel-height="scale" draw:z-index="12"><draw:object-ole xlink:href="./OleObj13" xlink:type="simple" xlink:show="embed" xlink:actuate="onLoad"/><draw:image xlink:href="./ObjectReplacements/OleObj13" xlink:type="simple" xlink:show="embed" xlink:actuate="onLoad"/></draw:frame></text:p>
      <text:p text:style-name="P2"><text:soft-page-break/><draw:frame draw:style-name="fr1" draw:name="14" text:anchor-type="as-char" svg:width="12.435cm" style:rel-width="scale" svg:height="5.821cm" style:rel-height="scale" draw:z-index="13"><draw:object-ole xlink:href="./OleObj14" xlink:type="simple" xlink:show="embed" xlink:actuate="onLoad"/><draw:image xlink:href="./ObjectReplacements/OleObj14" xlink:type="simple" xlink:show="embed" xlink:actuate="onLoad"/></draw:frame></text:p>
      <text:p text:style-name="P2"><draw:frame draw:style-name="fr1" draw:name="15" text:anchor-type="as-char" svg:width="13.944cm" style:rel-width="scale" svg:height="5.847cm" style:rel-height="scale" draw:z-index="14"><draw:object-ole xlink:href="./OleObj15" xlink:type="simple" xlink:show="embed" xlink:actuate="onLoad"/><draw:image xlink:href="./ObjectReplacements/OleObj15" xlink:type="simple" xlink:show="embed" xlink:actuate="onLoad"/></draw:frame></text:p>
      <text:p text:style-name="P11"/>
      <text:p text:style-name="P11">promedioDeCrecimiento</text:p>
      <text:p text:style-name="P10"/>
      <text:p text:style-name="P2"><draw:frame draw:style-name="fr1" draw:name="16" text:anchor-type="as-char" svg:width="12.7cm" style:rel-width="scale" svg:height="5.662cm" style:rel-height="scale" draw:z-index="15"><draw:object-ole xlink:href="./OleObj16" xlink:type="simple" xlink:show="embed" xlink:actuate="onLoad"/><draw:image xlink:href="./ObjectReplacements/OleObj16" xlink:type="simple" xlink:show="embed" xlink:actuate="onLoad"/></draw:frame></text:p>
      <text:p text:style-name="P10"/>
      <text:p text:style-name="P10"/>
      <text:p text:style-name="P10"><text:soft-page-break/></text:p>
      <text:p text:style-name="P6"/>
      <text:p text:style-name="P5"/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0T00:32:21.269000000</dc:date>
    <meta:editing-duration>PT1M40S</meta:editing-duration>
    <meta:editing-cycles>1</meta:editing-cycles>
    <meta:document-statistic meta:table-count="0" meta:image-count="0" meta:object-count="16" meta:page-count="5" meta:paragraph-count="33" meta:word-count="91" meta:character-count="558" meta:non-whitespace-character-count="481"/>
    <meta:generator>LibreOffice/6.2.4.2$Windows_X86_64 LibreOffice_project/2412653d852ce75f65fbfa83fb7e7b669a126d64</meta:generator>
  </office:meta>
</office:document-meta>
</file>